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1"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3" style:parent-style-name="Normal" style:family="paragraph">
      <style:paragraph-properties fo:margin-top="0.0694in" fo:margin-bottom="0.0694in" fo:line-height="100%"/>
    </style:style>
    <style:style style:name="T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6" style:parent-style-name="Normal" style:family="paragraph">
      <style:paragraph-properties fo:margin-top="0.0694in" fo:margin-bottom="0.0694in" fo:line-height="100%"/>
    </style:style>
    <style:style style:name="T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2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5" style:parent-style-name="Normal" style:family="paragraph">
      <style:paragraph-properties fo:margin-top="0.0694in" fo:margin-bottom="0.0694in" fo:line-height="100%"/>
    </style:style>
    <style:style style:name="T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8" style:parent-style-name="Normal" style:family="paragraph">
      <style:paragraph-properties fo:margin-top="0.0694in" fo:margin-bottom="0.0694in" fo:line-height="100%"/>
    </style:style>
    <style:style style:name="T2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3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3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3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3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3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3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8" style:parent-style-name="Normal" style:family="paragraph">
      <style:paragraph-properties fo:margin-top="0.0694in" fo:margin-bottom="0.0694in" fo:line-height="100%"/>
    </style:style>
    <style:style style:name="T3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4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1" style:parent-style-name="Normal" style:family="paragraph">
      <style:paragraph-properties fo:margin-top="0.0694in" fo:margin-bottom="0.0694in" fo:line-height="100%"/>
    </style:style>
    <style:style style:name="T4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4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4" style:parent-style-name="Normal" style:family="paragraph">
      <style:paragraph-properties fo:margin-top="0.0694in" fo:margin-bottom="0.0694in" fo:line-height="100%"/>
    </style:style>
    <style:style style:name="T4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4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4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4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4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5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51" style:parent-style-name="Normal" style:family="paragraph">
      <style:paragraph-properties fo:margin-top="0.0694in" fo:margin-bottom="0.0694in" fo:line-height="100%"/>
    </style:style>
    <style:style style:name="P52" style:parent-style-name="Normal" style:family="paragraph">
      <style:paragraph-properties fo:margin-top="0.0694in" fo:margin-bottom="0.0694in" fo:line-height="100%"/>
    </style:style>
    <style:style style:name="P53" style:parent-style-name="Normal" style:family="paragraph">
      <style:paragraph-properties fo:margin-top="0.0694in" fo:margin-bottom="0.0694in" fo:line-height="100%"/>
    </style:style>
    <style:style style:name="P54" style:parent-style-name="Normal" style:family="paragraph">
      <style:paragraph-properties fo:margin-top="0.0694in" fo:margin-bottom="0.0694in" fo:line-height="100%"/>
    </style:style>
    <style:style style:name="T5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5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57" style:parent-style-name="Normal" style:family="paragraph">
      <style:paragraph-properties fo:margin-top="0.0694in" fo:margin-bottom="0.0694in" fo:line-height="100%"/>
    </style:style>
    <style:style style:name="T5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5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6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6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6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67" style:parent-style-name="Normal" style:family="paragraph">
      <style:paragraph-properties fo:margin-top="0.0694in" fo:margin-bottom="0.0694in" fo:line-height="100%"/>
    </style:style>
    <style:style style:name="T6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7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3" style:parent-style-name="Normal" style:family="paragraph">
      <style:paragraph-properties fo:margin-top="0.0694in" fo:margin-bottom="0.0694in" fo:line-height="100%"/>
    </style:style>
    <style:style style:name="T7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7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6" style:parent-style-name="Normal" style:family="paragraph">
      <style:paragraph-properties fo:margin-top="0.0694in" fo:margin-bottom="0.0694in" fo:line-height="100%"/>
    </style:style>
    <style:style style:name="T7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7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5" style:parent-style-name="Normal" style:family="paragraph">
      <style:paragraph-properties fo:margin-top="0.0694in" fo:margin-bottom="0.0694in" fo:line-height="100%"/>
    </style:style>
    <style:style style:name="T8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8" style:parent-style-name="Normal" style:family="paragraph">
      <style:paragraph-properties fo:margin-top="0.0694in" fo:margin-bottom="0.0694in" fo:line-height="100%"/>
    </style:style>
    <style:style style:name="T8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4" style:parent-style-name="Normal" style:family="paragraph">
      <style:paragraph-properties fo:margin-top="0.0694in" fo:margin-bottom="0.0694in" fo:line-height="100%"/>
    </style:style>
    <style:style style:name="T9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7" style:parent-style-name="Normal" style:family="paragraph">
      <style:paragraph-properties fo:margin-top="0.0694in" fo:margin-bottom="0.0694in" fo:line-height="100%"/>
    </style:style>
    <style:style style:name="T9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0" style:parent-style-name="Normal" style:family="paragraph">
      <style:paragraph-properties fo:margin-top="0.0694in" fo:margin-bottom="0.0694in" fo:line-height="100%"/>
    </style:style>
    <style:style style:name="T10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3" style:parent-style-name="Normal" style:family="paragraph">
      <style:paragraph-properties fo:margin-top="0.0694in" fo:margin-bottom="0.0694in" fo:line-height="100%"/>
    </style:style>
    <style:style style:name="T10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6" style:parent-style-name="Normal" style:family="paragraph">
      <style:paragraph-properties fo:margin-top="0.0694in" fo:margin-bottom="0.0694in" fo:line-height="100%"/>
    </style:style>
    <style:style style:name="T10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0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9" style:parent-style-name="Normal" style:family="paragraph">
      <style:paragraph-properties fo:margin-top="0.0694in" fo:margin-bottom="0.0694in" fo:line-height="100%"/>
    </style:style>
    <style:style style:name="T11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1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1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15" style:parent-style-name="Normal" style:family="paragraph">
      <style:paragraph-properties fo:margin-top="0.0694in" fo:margin-bottom="0.0694in" fo:line-height="100%"/>
    </style:style>
    <style:style style:name="P116" style:parent-style-name="Normal" style:family="paragraph">
      <style:paragraph-properties fo:margin-top="0.0694in" fo:margin-bottom="0.0694in" fo:line-height="100%"/>
    </style:style>
    <style:style style:name="P117" style:parent-style-name="Normal" style:family="paragraph">
      <style:paragraph-properties fo:margin-top="0.0694in" fo:margin-bottom="0.0694in" fo:line-height="100%"/>
    </style:style>
    <style:style style:name="T11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1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20" style:parent-style-name="Normal" style:family="paragraph">
      <style:paragraph-properties fo:margin-top="0.0694in" fo:margin-bottom="0.0694in" fo:line-height="100%"/>
    </style:style>
    <style:style style:name="T12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2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27" style:parent-style-name="Normal" style:family="paragraph">
      <style:paragraph-properties fo:margin-top="0.0694in" fo:margin-bottom="0.0694in" fo:line-height="100%"/>
    </style:style>
    <style:style style:name="T12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2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0" style:parent-style-name="Normal" style:family="paragraph">
      <style:paragraph-properties fo:margin-top="0.0694in" fo:margin-bottom="0.0694in" fo:line-height="100%"/>
    </style:style>
    <style:style style:name="T13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6" style:parent-style-name="Normal" style:family="paragraph">
      <style:paragraph-properties fo:margin-top="0.0694in" fo:margin-bottom="0.0694in" fo:line-height="100%"/>
    </style:style>
    <style:style style:name="T13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3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39" style:parent-style-name="Normal" style:family="paragraph">
      <style:paragraph-properties fo:margin-top="0.0694in" fo:margin-bottom="0.0694in" fo:line-height="100%"/>
    </style:style>
    <style:style style:name="T14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42" style:parent-style-name="Normal" style:family="paragraph">
      <style:paragraph-properties fo:margin-top="0.0694in" fo:margin-bottom="0.0694in" fo:line-height="100%"/>
    </style:style>
    <style:style style:name="T14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45" style:parent-style-name="Normal" style:family="paragraph">
      <style:paragraph-properties fo:margin-top="0.0694in" fo:margin-bottom="0.0694in" fo:line-height="100%" fo:margin-left="0.5in">
        <style:tab-stops/>
      </style:paragraph-properties>
    </style:style>
    <style:style style:name="T14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4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48" style:parent-style-name="Normal" style:family="paragraph">
      <style:paragraph-properties fo:margin-top="0.0694in" fo:margin-bottom="0.0694in" fo:line-height="100%"/>
    </style:style>
    <style:style style:name="T14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54" style:parent-style-name="Normal" style:family="paragraph">
      <style:paragraph-properties fo:margin-top="0.0694in" fo:margin-bottom="0.0694in" fo:line-height="100%" fo:margin-left="0.25in">
        <style:tab-stops/>
      </style:paragraph-properties>
    </style:style>
    <style:style style:name="T15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57" style:parent-style-name="Normal" style:family="paragraph">
      <style:paragraph-properties fo:margin-top="0.0694in" fo:margin-bottom="0.0694in" fo:line-height="100%"/>
    </style:style>
    <style:style style:name="T15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5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0" style:parent-style-name="Normal" style:family="paragraph">
      <style:paragraph-properties fo:margin-top="0.0694in" fo:margin-bottom="0.0694in" fo:line-height="100%"/>
    </style:style>
    <style:style style:name="T161"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6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3" style:parent-style-name="Normal" style:family="paragraph">
      <style:paragraph-properties fo:margin-top="0.0694in" fo:margin-bottom="0.0694in" fo:line-height="100%" fo:margin-left="0.25in">
        <style:tab-stops/>
      </style:paragraph-properties>
    </style:style>
    <style:style style:name="T16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6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6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69" style:parent-style-name="Normal" style:family="paragraph">
      <style:paragraph-properties fo:margin-top="0.0694in" fo:margin-bottom="0.0694in" fo:line-height="100%"/>
    </style:style>
    <style:style style:name="T17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7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7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173" style:parent-style-name="Normal" style:family="paragraph">
      <style:paragraph-properties fo:margin-top="0.0694in" fo:margin-bottom="0.0694in" fo:line-height="100%"/>
    </style:style>
    <style:style style:name="T17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7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T17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7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78" style:parent-style-name="Normal" style:family="paragraph">
      <style:paragraph-properties fo:margin-top="0.0694in" fo:margin-bottom="0.0694in" fo:line-height="100%"/>
    </style:style>
    <style:style style:name="T17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8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81"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style:style>
    <style:style style:name="P182" style:parent-style-name="Normal" style:family="paragraph">
      <style:paragraph-properties fo:margin-top="0.0694in" fo:margin-bottom="0.0694in" fo:line-height="100%"/>
    </style:style>
    <style:style style:name="P183" style:parent-style-name="Normal" style:family="paragraph">
      <style:paragraph-properties fo:margin-top="0.0694in" fo:margin-bottom="0.0694in" fo:line-height="100%"/>
    </style:style>
    <style:style style:name="T184"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8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8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9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92" style:parent-style-name="Normal" style:family="paragraph">
      <style:paragraph-properties fo:margin-top="0.0694in" fo:margin-bottom="0.0694in" fo:line-height="100%"/>
    </style:style>
    <style:style style:name="T19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9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95" style:parent-style-name="Normal" style:family="paragraph">
      <style:paragraph-properties fo:margin-top="0.0694in" fo:margin-bottom="0.0694in" fo:line-height="100%"/>
    </style:style>
    <style:style style:name="T19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19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98"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style:style>
    <style:style style:name="P199"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style:style>
    <style:style style:name="P20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01" style:parent-style-name="Normal" style:family="paragraph">
      <style:paragraph-properties fo:margin-top="0.0694in" fo:margin-bottom="0.0694in" fo:line-height="100%"/>
    </style:style>
    <style:style style:name="T20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04" style:parent-style-name="Normal" style:family="paragraph">
      <style:paragraph-properties fo:margin-top="0.0694in" fo:margin-bottom="0.0694in" fo:line-height="100%"/>
    </style:style>
    <style:style style:name="T20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0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0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08" style:parent-style-name="Normal" style:family="paragraph">
      <style:paragraph-properties fo:margin-top="0.0694in" fo:margin-bottom="0.0694in" fo:line-height="100%"/>
    </style:style>
    <style:style style:name="T20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11" style:parent-style-name="Normal" style:family="paragraph">
      <style:paragraph-properties fo:margin-top="0.0694in" fo:margin-bottom="0.0694in" fo:line-height="100%"/>
    </style:style>
    <style:style style:name="T21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14" style:parent-style-name="Normal" style:family="paragraph">
      <style:paragraph-properties fo:margin-top="0.0694in" fo:margin-bottom="0.0694in" fo:line-height="100%"/>
    </style:style>
    <style:style style:name="T21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1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2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2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3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31" style:parent-style-name="Normal" style:family="paragraph">
      <style:paragraph-properties fo:margin-top="0.0694in" fo:margin-bottom="0.0694in" fo:line-height="100%"/>
    </style:style>
    <style:style style:name="T23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3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34" style:parent-style-name="Normal" style:family="paragraph">
      <style:paragraph-properties fo:margin-top="0.0694in" fo:margin-bottom="0.0694in" fo:line-height="100%"/>
    </style:style>
    <style:style style:name="T23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3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3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38" style:parent-style-name="Normal" style:family="paragraph">
      <style:paragraph-properties fo:margin-top="0.0694in" fo:margin-bottom="0.0694in" fo:line-height="100%"/>
    </style:style>
    <style:style style:name="T23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4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41" style:parent-style-name="Normal" style:family="paragraph">
      <style:paragraph-properties fo:margin-top="0.0694in" fo:margin-bottom="0.0694in" fo:line-height="100%"/>
    </style:style>
    <style:style style:name="T242"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4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4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style:style>
    <style:style style:name="P245" style:parent-style-name="Normal" style:family="paragraph">
      <style:paragraph-properties fo:margin-top="0.0694in" fo:margin-bottom="0.0694in" fo:line-height="100%"/>
    </style:style>
    <style:style style:name="T24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4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25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51"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style:style>
  </office:automatic-styles>
  <office:body>
    <office:text text:use-soft-page-breaks="true">
      <text:h text:style-name="P1" text:outline-level="3">Concept and Design</text:h>
      <text:h text:style-name="Heading4" text:outline-level="4">1. Game Concept</text:h>
      <text:p text:style-name="NormalWeb"><text:span text:style-name="Strong">Genre</text:span>: Educational Sports Game<text:line-break/>NumeraLeague combines elements of sports simulation with educational gameplay, specifically focusing on mathematics. It merges the excitement of football with<text:s/>challenges that require players to solve math problems, making it both entertaining and educational.</text:p>
      <text:h text:style-name="Heading4" text:outline-level="4">2. Storyline</text:h>
      <text:p text:style-name="NormalWeb">In the vibrant world of<text:s/><text:span text:style-name="Strong">Numeria</text:span>, where math and sport unite, players take on the role of a team manager aiming to lead their squad to victory in a league that celebrates mathematical prowess. The storyline unfolds as players navigate through various challenges and rivalries, uncovering the rich history of Numeria and its legendary mathematician-athletes. Each match offers not only a chance to compete but also to learn, as players discover the importance of teamwork, strategy, and quick thinking.</text:p>
      <text:p text:style-name="NormalWeb">As players progress, they encounter rival teams, each representing different mathematical concepts, like Algebra, Geometry, and Trigonometry. These rivals challenge the player's understanding of math while testing their strategic skills on the field. Ultimately, players aspire to reach the pinnacle of the league, earning the title of<text:s/><text:span text:style-name="Strong">Math Master</text:span><text:s/>and inspiring a new generation of Numerians to embrace the beauty of numbers.</text:p>
      <text:h text:style-name="P2" text:outline-level="3">Game Mechanics</text:h>
      <text:list text:style-name="LFO1" text:continue-numbering="true">
        <text:list-item>
          <text:p text:style-name="P3"><text:span text:style-name="T4">Movement</text:span><text:span text:style-name="T5">:</text:span></text:p>
          <text:list text:continue-numbering="true">
            <text:list-item>
              <text:p text:style-name="P6"><text:span text:style-name="T7">Touch Controls</text:span><text:span text:style-name="T8">: Players navigate the game using intuitive touch controls, allowing for<text:s/></text:span><text:span text:style-name="T9">precise</text:span><text:span text:style-name="T10"><text:s/></text:span><text:span text:style-name="T11">selection</text:span><text:span text:style-name="T12"><text:s/></text:span><text:span text:style-name="T13">when interfacing with the game</text:span><text:span text:style-name="T14">.</text:span></text:p>
            </text:list-item>
            <text:list-item>
              <text:p text:style-name="P15"><text:span text:style-name="T16">Dynamic Positioning</text:span><text:span text:style-name="T17">: Each turn offers strategic<text:s/></text:span><text:span text:style-name="T18">auto<text:s/></text:span><text:span text:style-name="T19">repositioning opportunities, encouraging players to<text:s/></text:span><text:span text:style-name="T20">think on their feet to<text:s/></text:span><text:span text:style-name="T21">create passing lanes and set up for tackles based on the current state of play.</text:span></text:p>
            </text:list-item>
          </text:list>
        </text:list-item>
        <text:list-item>
          <text:p text:style-name="P22"><text:span text:style-name="T23">Ball Possession</text:span><text:span text:style-name="T24">:</text:span></text:p>
          <text:list text:continue-numbering="true">
            <text:list-item>
              <text:p text:style-name="P25"><text:span text:style-name="T26">Math Questions</text:span><text:span text:style-name="T27">: When in possession, players face a math question presented as four multiple-choice answers, with only one correct option.</text:span></text:p>
            </text:list-item>
            <text:list-item>
              <text:p text:style-name="P28"><text:span text:style-name="T29">Time Limit</text:span><text:span text:style-name="T30">:<text:s/></text:span><text:span text:style-name="T31">Players have<text:s/></text:span><text:span text:style-name="T32">10</text:span><text:span text:style-name="T33"><text:s/>seconds</text:span><text:span text:style-name="T34"><text:s/>to select the correct answer. A correct answer results in a successful pass to adjacent teammates; an incorrect answer allows the opposing team to close in on the ball.</text:span></text:p>
            </text:list-item>
          </text:list>
        </text:list-item>
        <text:list-item>
          <text:p text:style-name="P35"><text:span text:style-name="T36">Passing Mechanics</text:span><text:span text:style-name="T37">:</text:span></text:p>
          <text:list text:continue-numbering="true">
            <text:list-item>
              <text:p text:style-name="P38"><text:span text:style-name="T39">Success Rate</text:span><text:span text:style-name="T40">: The effectiveness of a pass depends on correctly answering the math question.</text:span></text:p>
            </text:list-item>
            <text:list-item>
              <text:p text:style-name="P41"><text:span text:style-name="T42">Combo Passes</text:span><text:span text:style-name="T43">: Consecutive correct answers can trigger combo passes, enhancing the power or distance of subsequent passes.</text:span></text:p>
            </text:list-item>
            <text:list-item>
              <text:p text:style-name="P44"><text:span text:style-name="T45">Pass Strategy</text:span><text:span text:style-name="T46">: Players can choose between short, medium, or long passes, each requiring different levels of math challenges. Once answered correctly, players have<text:s/></text:span><text:span text:style-name="T47">5</text:span><text:span text:style-name="T48"><text:s/></text:span><text:span text:style-name="T49">seconds<text:s/></text:span><text:span text:style-name="T50">to pass the ball or it will be passed automatically by the cpu.</text:span></text:p>
            </text:list-item>
          </text:list>
        </text:list-item>
      </text:list>
      <text:p text:style-name="P51"/>
      <text:p text:style-name="P52"/>
      <text:p text:style-name="P53"/>
      <text:list text:style-name="LFO1" text:continue-numbering="true">
        <text:list-item>
          <text:p text:style-name="P54"><text:span text:style-name="T55">Interceptions and Tackles</text:span><text:span text:style-name="T56">:</text:span></text:p>
          <text:list text:continue-numbering="true">
            <text:list-item>
              <text:p text:style-name="P57"><text:span text:style-name="T58">Opponent Engagement</text:span><text:span text:style-name="T59">: If a player answers incorrectly, the opposing team has<text:s/></text:span><text:span text:style-name="T60">an opportunity to intercept the ball. Players can tap to engage in a tackle if they are adjacent to the ball carrier.</text:span></text:p>
            </text:list-item>
            <text:list-item>
              <text:p text:style-name="P61"><text:span text:style-name="T62">Quick-Fire Tackle Questions</text:span><text:span text:style-name="T63">: When a tackle is initiated, both players face a quick-fire math question (multiple-choice). The first to answer correctly gains possession of the ball.</text:span></text:p>
            </text:list-item>
          </text:list>
        </text:list-item>
        <text:list-item>
          <text:p text:style-name="P64"><text:span text:style-name="T65">Scoring Mini-Game</text:span><text:span text:style-name="T66">:</text:span></text:p>
          <text:list text:continue-numbering="true">
            <text:list-item>
              <text:p text:style-name="P67"><text:span text:style-name="T68">Penalty Box Transition</text:span><text:span text:style-name="T69">: Upon entering the penalty box, the game shifts to a scoring mini-game featuring five multiple-choice answers to a new math question.</text:span></text:p>
            </text:list-item>
            <text:list-item>
              <text:p text:style-name="P70"><text:span text:style-name="T71">Goalkeeper Interaction</text:span><text:span text:style-name="T72">: The goalkeeper's ability to make a save is influenced by the kicker’s answer to the scoring question, adding strategic tension to the shootout.</text:span></text:p>
            </text:list-item>
          </text:list>
        </text:list-item>
        <text:list-item>
          <text:p text:style-name="P73"><text:span text:style-name="T74">Goalkeeper Mechanics</text:span><text:span text:style-name="T75">:</text:span></text:p>
          <text:list text:continue-numbering="true">
            <text:list-item>
              <text:p text:style-name="P76"><text:span text:style-name="T77">Kick Range Decisions</text:span><text:span text:style-name="T78">: After gaining possession, the goalkeeper can choose to answer one of three questions to determine the kick range:</text:span></text:p>
              <text:list text:continue-numbering="true">
                <text:list-item>
                  <text:p text:style-name="P79"><text:span text:style-name="T80">Low Range</text:span><text:span text:style-name="T81">: Easy question</text:span></text:p>
                </text:list-item>
                <text:list-item>
                  <text:p text:style-name="P82"><text:span text:style-name="T83">Mid Range</text:span><text:span text:style-name="T84">: Average difficulty question</text:span></text:p>
                </text:list-item>
                <text:list-item>
                  <text:p text:style-name="P85"><text:span text:style-name="T86">Long Range</text:span><text:span text:style-name="T87">: Difficult question</text:span></text:p>
                </text:list-item>
              </text:list>
            </text:list-item>
            <text:list-item>
              <text:p text:style-name="P88"><text:span text:style-name="T89">Kick Success</text:span><text:span text:style-name="T90">: The effectiveness of the kick (in terms of distance and accuracy) is determined by the correctness of the answer.</text:span></text:p>
            </text:list-item>
          </text:list>
        </text:list-item>
        <text:list-item>
          <text:p text:style-name="P91"><text:span text:style-name="T92">Dynamic Gameplay</text:span><text:span text:style-name="T93">:</text:span></text:p>
          <text:list text:continue-numbering="true">
            <text:list-item>
              <text:p text:style-name="P94"><text:span text:style-name="T95">Turn-Based Strategy</text:span><text:span text:style-name="T96">: Each turn provides opportunities for strategic decisions regarding movement, passing, and tackling, keeping gameplay fresh and engaging.</text:span></text:p>
            </text:list-item>
          </text:list>
        </text:list-item>
        <text:list-item>
          <text:p text:style-name="P97"><text:span text:style-name="T98">Environmental Factors</text:span><text:span text:style-name="T99">:</text:span></text:p>
          <text:list text:continue-numbering="true">
            <text:list-item>
              <text:p text:style-name="P100"><text:span text:style-name="T101">Field Conditions</text:span><text:span text:style-name="T102">: Dynamic weather and field conditions (e.g., rain, snow) can affect player movement speed and the difficulty of math questions, introducing an element of unpredictability.</text:span></text:p>
            </text:list-item>
            <text:list-item>
              <text:p text:style-name="P103"><text:span text:style-name="T104">Power-Ups</text:span><text:span text:style-name="T105">: Players can collect temporary power-ups during matches, granting advantages such as extra time to answer math questions, hints, or special abilities like time freeze.</text:span></text:p>
            </text:list-item>
          </text:list>
        </text:list-item>
        <text:list-item>
          <text:p text:style-name="P106"><text:span text:style-name="T107">Progression and Feedback</text:span><text:span text:style-name="T108">:</text:span></text:p>
          <text:list text:continue-numbering="true">
            <text:list-item>
              <text:p text:style-name="P109"><text:span text:style-name="T110">Skill Levels</text:span><text:span text:style-name="T111">: Players earn experience points through challenges and matches, allowing them to level up their character and unlock new abilities or enhance existing skills.</text:span></text:p>
            </text:list-item>
            <text:list-item>
              <text:p text:style-name="P112"><text:span text:style-name="T113">Instant Feedback</text:span><text:span text:style-name="T114">: Players receive immediate feedback on their math answers via engaging in-game commentators, reinforcing learning and tracking progress effectively.</text:span></text:p>
            </text:list-item>
          </text:list>
        </text:list-item>
      </text:list>
      <text:p text:style-name="P115"/>
      <text:p text:style-name="P116"/>
      <text:list text:style-name="LFO1" text:continue-numbering="true">
        <text:list-item>
          <text:p text:style-name="P117"><text:span text:style-name="T118">Customization</text:span><text:span text:style-name="T119">:</text:span></text:p>
          <text:list text:continue-numbering="true">
            <text:list-item>
              <text:p text:style-name="P120"><text:span text:style-name="T121">Avatar Customization</text:span><text:span text:style-name="T122">: Players can personalize their team manager avatars<text:s/></text:span><text:span text:style-name="T123">with a variety of options, including body types, hairstyles, clothing, and accessories. Customization items can be purchased using in-game currency earned through wins or from an in-game store with real money.</text:span></text:p>
            </text:list-item>
            <text:list-item>
              <text:p text:style-name="P124"><text:span text:style-name="T125">Team Emblems and Logos</text:span><text:span text:style-name="T126">: Players can design unique emblems for their teams, fostering a sense of ownership and connection to their in-game identity.</text:span></text:p>
            </text:list-item>
          </text:list>
        </text:list-item>
        <text:list-item>
          <text:p text:style-name="P127"><text:span text:style-name="T128">Multiplayer Features</text:span><text:span text:style-name="T129">:</text:span></text:p>
          <text:list text:continue-numbering="true">
            <text:list-item>
              <text:p text:style-name="P130"><text:span text:style-name="T131">Online Matchmaking</text:span><text:span text:style-name="T132">: Players can compete against others globally in real-time matches, with rankings based on performance and math proficiency.</text:span></text:p>
            </text:list-item>
            <text:list-item>
              <text:p text:style-name="P133"><text:span text:style-name="T134">Global and Local Leader boards</text:span><text:span text:style-name="T135">: Players can track their progress on both global and local leader boards, with divisions reflecting increasing difficulty. The higher the league, the more challenging the math questions presented.</text:span></text:p>
            </text:list-item>
          </text:list>
        </text:list-item>
      </text:list>
      <text:p text:style-name="P136"><text:span text:style-name="T137">Seasonal Events</text:span><text:span text:style-name="T138">:</text:span></text:p>
      <text:list text:style-name="LFO2" text:continue-numbering="true">
        <text:list-item>
          <text:list>
            <text:list-item>
              <text:p text:style-name="P139"><text:span text:style-name="T140">Limited-Time Challenges</text:span><text:span text:style-name="T141">: Special seasonal events introduce unique math challenges and football scenarios, encouraging players to participate and earn exclusive rewards.</text:span></text:p>
            </text:list-item>
            <text:list-item>
              <text:p text:style-name="P142"><text:span text:style-name="T143">Themed Content</text:span><text:span text:style-name="T144">: Events tied to holidays or educational themes could provide special customization options or temporary game modes.</text:span></text:p>
            </text:list-item>
          </text:list>
        </text:list-item>
      </text:list>
      <text:p text:style-name="P145"><text:span text:style-name="T146">AI Opponents</text:span><text:span text:style-name="T147">:</text:span></text:p>
      <text:list text:style-name="LFO2" text:continue-numbering="true">
        <text:list-item>
          <text:list>
            <text:list-item>
              <text:p text:style-name="P148"><text:span text:style-name="T149">Adaptive Difficulty</text:span><text:span text:style-name="T150">: AI-controlled opponents adjust their difficulty based on the player’s skill level, ensuring a challenging experience for players of all abilities.</text:span></text:p>
            </text:list-item>
            <text:list-item>
              <text:p text:style-name="P151"><text:span text:style-name="T152">Tactical Behaviour</text:span><text:span text:style-name="T153">: Opponents can employ various strategies, like aggressive tackling or defensive formations, making each match feel unique.</text:span></text:p>
            </text:list-item>
          </text:list>
        </text:list-item>
      </text:list>
      <text:p text:style-name="P154"><text:span text:style-name="T155">Replayability and Challenges</text:span><text:span text:style-name="T156">:</text:span></text:p>
      <text:list text:style-name="LFO2" text:continue-numbering="true">
        <text:list-item>
          <text:list>
            <text:list-item>
              <text:p text:style-name="P157"><text:span text:style-name="T158">Daily Quests</text:span><text:span text:style-name="T159">: Players can complete daily math challenges or football tasks to earn extra rewards, encouraging regular play.</text:span></text:p>
            </text:list-item>
            <text:list-item>
              <text:p text:style-name="P160"><text:span text:style-name="T161">Challenge Mode</text:span><text:span text:style-name="T162">: A separate mode allows players to take on specific math challenges against the clock or under unique conditions for added difficulty.</text:span></text:p>
            </text:list-item>
          </text:list>
        </text:list-item>
      </text:list>
      <text:p text:style-name="P163"><text:span text:style-name="T164">Community Features</text:span><text:span text:style-name="T165">:</text:span></text:p>
      <text:list text:style-name="LFO2" text:continue-numbering="true">
        <text:list-item>
          <text:list>
            <text:list-item>
              <text:p text:style-name="P166"><text:span text:style-name="T167">Friend Matches</text:span><text:span text:style-name="T168">: Players can invite friends for casual matches, allowing for friendly competition and collaboration.</text:span></text:p>
            </text:list-item>
            <text:list-item>
              <text:p text:style-name="P169"><text:span text:style-name="T170">Discussion Forums</text:span><text:span text:style-name="T171">: Integrated forums or chat features allow players to discuss strategies, share tips, and engage with the community.</text:span></text:p>
            </text:list-item>
          </text:list>
        </text:list-item>
      </text:list>
      <text:h text:style-name="P172" text:outline-level="3"><text:s/>Target Audience</text:h>
      <text:p text:style-name="P173"><text:span text:style-name="T174">Age Group</text:span><text:span text:style-name="T175">: Primarily aimed at children aged<text:s/></text:span><text:span text:style-name="T176">8-14 years</text:span><text:span text:style-name="T177">, but it can also appeal to players of all ages looking for educational and engaging gameplay.</text:span></text:p>
      <text:p text:style-name="P178"><text:span text:style-name="T179">Educational Focus</text:span><text:span text:style-name="T180">: The game is designed for players following the Year 6 UK curriculum, making it an ideal tool for reinforcing math skills in an interactive format.</text:span></text:p>
      <text:p text:style-name="P181"/>
      <text:p text:style-name="P182"/>
      <text:p text:style-name="P183"><text:span text:style-name="T184">Interests</text:span><text:span text:style-name="T185">:</text:span></text:p>
      <text:list text:style-name="LFO3" text:continue-numbering="true">
        <text:list-item>
          <text:p text:style-name="P186"><text:span text:style-name="T187">Young Learners</text:span><text:span text:style-name="T188">: Kids who enjoy football and want to improve their math skills in a fun, gamified environment.</text:span></text:p>
        </text:list-item>
        <text:list-item>
          <text:p text:style-name="P189"><text:span text:style-name="T190">Parents and Educators</text:span><text:span text:style-name="T191">: Adults seeking educational games that promote learning through play and reinforce curriculum concepts.</text:span></text:p>
        </text:list-item>
        <text:list-item>
          <text:p text:style-name="P192"><text:span text:style-name="T193">Casual Gamers</text:span><text:span text:style-name="T194">: Players looking for a unique blend of sports and education, providing a refreshing alternative to traditional gaming experiences.</text:span></text:p>
        </text:list-item>
      </text:list>
      <text:p text:style-name="P195"><text:span text:style-name="T196">Community Engagement</text:span><text:span text:style-name="T197">:</text:span></text:p>
      <text:list text:style-name="LFO4" text:continue-numbering="true">
        <text:list-item>
          <text:p text:style-name="P198">The game features online matchmaking and global leaderboards, encouraging players to<text:s/>compete with friends and peers. This adds a social aspect, motivating players to improve their skills and math knowledge while fostering a sense of community.</text:p>
        </text:list-item>
      </text:list>
      <text:p text:style-name="P199">Instant reply.<text:s/></text:p>
      <text:h text:style-name="P200" text:outline-level="3">Planning</text:h>
      <text:list text:style-name="LFO5" text:continue-numbering="true">
        <text:list-item>
          <text:p text:style-name="P201"><text:span text:style-name="T202">Design Document</text:span><text:span text:style-name="T203">: this doc is the design doc.</text:span></text:p>
        </text:list-item>
        <text:list-item>
          <text:p text:style-name="P204"><text:span text:style-name="T205">Platform</text:span><text:span text:style-name="T206">: PC, iOS, Andriod, Linux</text:span></text:p>
        </text:list-item>
      </text:list>
      <text:h text:style-name="P207" text:outline-level="3">Development</text:h>
      <text:list text:style-name="LFO6" text:continue-numbering="true">
        <text:list-item>
          <text:p text:style-name="P208"><text:span text:style-name="T209">Game Engine</text:span><text:span text:style-name="T210">: Choose a game engine (e.g., Unity, Unreal Engine, Godot).</text:span></text:p>
        </text:list-item>
        <text:list-item>
          <text:p text:style-name="P211"><text:span text:style-name="T212">Programming</text:span><text:span text:style-name="T213">: Have basic programming skills or knowledge of scripting languages.</text:span></text:p>
        </text:list-item>
        <text:list-item>
          <text:p text:style-name="P214"><text:span text:style-name="T215">Art and Assets</text:span><text:span text:style-name="T216">: Create or source graphics, animations, and sound assets.</text:span></text:p>
        </text:list-item>
        <text:list-item>
          <text:p text:style-name="P217"><text:span text:style-name="T218">Prototyping</text:span><text:span text:style-name="T219">: Build a basic prototype to test gameplay concepts.</text:span></text:p>
        </text:list-item>
      </text:list>
      <text:h text:style-name="P220" text:outline-level="3">Production</text:h>
      <text:list text:style-name="LFO7" text:continue-numbering="true">
        <text:list-item>
          <text:p text:style-name="P221"><text:span text:style-name="T222">Project Management</text:span><text:span text:style-name="T223">: Set a timeline and milestones for development.</text:span></text:p>
        </text:list-item>
        <text:list-item>
          <text:p text:style-name="P224"><text:span text:style-name="T225">Team Roles</text:span><text:span text:style-name="T226">: Assign roles if working with a team (e.g., programmer, artist, sound designer).</text:span></text:p>
        </text:list-item>
        <text:list-item>
          <text:p text:style-name="P227"><text:span text:style-name="T228">Version Control</text:span><text:span text:style-name="T229">: Use version control systems (e.g., Git) to manage changes.</text:span></text:p>
        </text:list-item>
      </text:list>
      <text:h text:style-name="P230" text:outline-level="3">Testing</text:h>
      <text:list text:style-name="LFO8" text:continue-numbering="true">
        <text:list-item>
          <text:p text:style-name="P231"><text:span text:style-name="T232">Playtesting</text:span><text:span text:style-name="T233">: Conduct playtests to gather feedback on gameplay and mechanics.</text:span></text:p>
        </text:list-item>
        <text:list-item>
          <text:p text:style-name="P234"><text:span text:style-name="T235">Bug Fixing</text:span><text:span text:style-name="T236">: Identify and fix bugs or issues in the game.</text:span></text:p>
        </text:list-item>
      </text:list>
      <text:h text:style-name="P237" text:outline-level="3">Release</text:h>
      <text:list text:style-name="LFO9" text:continue-numbering="true">
        <text:list-item>
          <text:p text:style-name="P238"><text:span text:style-name="T239">Marketing</text:span><text:span text:style-name="T240">: Develop a marketing plan to promote the game.</text:span></text:p>
        </text:list-item>
        <text:list-item>
          <text:p text:style-name="P241"><text:span text:style-name="T242">Distribution</text:span><text:span text:style-name="T243">: Decide on distribution platforms (Steam, itch.io, app stores).</text:span></text:p>
        </text:list-item>
      </text:list>
      <text:h text:style-name="P244" text:outline-level="3">Post-Release</text:h>
      <text:list text:style-name="LFO10" text:continue-numbering="true">
        <text:list-item>
          <text:p text:style-name="P245"><text:span text:style-name="T246">Updates and Patches</text:span><text:span text:style-name="T247">: Plan for post-launch support and updates.</text:span></text:p>
        </text:list-item>
        <text:list-item>
          <text:p text:style-name="P248"><text:span text:style-name="T249">Community Engagement</text:span><text:span text:style-name="T250">: Interact with players for feedback and support.</text:span></text:p>
        </text:list-item>
      </text:list>
      <text:p text:style-name="P251">By addressing these<text:s/>criteria, you’ll have a solid foundation for creating a basic video g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1" style:num-format="1" text:start-value="1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e</meta:initial-creator>
    <dc:creator>Luke Brighton</dc:creator>
    <meta:creation-date>2024-10-10T09:53:00Z</meta:creation-date>
    <dc:date>2024-10-18T18:24:00Z</dc:date>
    <meta:template xlink:href="Normal" xlink:type="simple"/>
    <meta:editing-cycles>12</meta:editing-cycles>
    <meta:editing-duration>PT272640S</meta:editing-duration>
    <meta:document-statistic meta:page-count="1" meta:paragraph-count="17" meta:word-count="1305" meta:character-count="8732" meta:row-count="62" meta:non-whitespace-character-count="7444"/>
  </office:meta>
</office:document-meta>
</file>